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1-0_sc_WORD,rule</text:p>
          </table:table-cell>
          <table:table-cell office:value-type="float" office:value="480602" calcext:value-type="float">
            <text:p>480602</text:p>
          </table:table-cell>
          <table:table-cell office:value-type="float" office:value="6.43850459745545" calcext:value-type="float">
            <text:p>6,44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1-0_WORD,rule</text:p>
          </table:table-cell>
          <table:table-cell office:value-type="float" office:value="117220" calcext:value-type="float">
            <text:p>1172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day_cc_WORD,rule</text:p>
          </table:table-cell>
          <table:table-cell office:value-type="float" office:value="363382" calcext:value-type="float">
            <text:p>36338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day_dd_WORD,rule</text:p>
          </table:table-cell>
          <table:table-cell office:value-type="float" office:value="36338200" calcext:value-type="float">
            <text:p>36338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day_mon_dd_WORD,rule</text:p>
          </table:table-cell>
          <table:table-cell office:value-type="float" office:value="428134328" calcext:value-type="float">
            <text:p>4281343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day_WORD,rule</text:p>
          </table:table-cell>
          <table:table-cell office:value-type="float" office:value="363382" calcext:value-type="float">
            <text:p>36338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day_WORD_dd,rule</text:p>
          </table:table-cell>
          <table:table-cell office:value-type="float" office:value="36338200" calcext:value-type="float">
            <text:p>36338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day_WORD_sc,rule</text:p>
          </table:table-cell>
          <table:table-cell office:value-type="float" office:value="1816910" calcext:value-type="float">
            <text:p>18169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day_WORD_year,rule</text:p>
          </table:table-cell>
          <table:table-cell office:value-type="float" office:value="60251080" calcext:value-type="float">
            <text:p>60251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dddd_WORD,rule</text:p>
          </table:table-cell>
          <table:table-cell office:value-type="float" office:value="117220000" calcext:value-type="float">
            <text:p>11722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ddd_WORD,rule</text:p>
          </table:table-cell>
          <table:table-cell office:value-type="float" office:value="11722000" calcext:value-type="float">
            <text:p>1172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dd_WORD,rule</text:p>
          </table:table-cell>
          <table:table-cell office:value-type="float" office:value="1172200" calcext:value-type="float">
            <text:p>1172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d_sc_WORD,rule</text:p>
          </table:table-cell>
          <table:table-cell office:value-type="float" office:value="586100" calcext:value-type="float">
            <text:p>586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d_WORD,rule</text:p>
          </table:table-cell>
          <table:table-cell office:value-type="float" office:value="117220" calcext:value-type="float">
            <text:p>1172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sc_dddd_WORD,rule</text:p>
          </table:table-cell>
          <table:table-cell office:value-type="float" office:value="586100000" calcext:value-type="float">
            <text:p>5861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sc_dd_WORD,rule</text:p>
          </table:table-cell>
          <table:table-cell office:value-type="float" office:value="5861000" calcext:value-type="float">
            <text:p>586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sc_WORD_d,rule</text:p>
          </table:table-cell>
          <table:table-cell office:value-type="float" office:value="468880" calcext:value-type="float">
            <text:p>4688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sc_WORD_dd_mon_sc,rule</text:p>
          </table:table-cell>
          <table:table-cell office:value-type="float" office:value="60954400" calcext:value-type="float">
            <text:p>60954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sc_WORD_dd_sc,rule</text:p>
          </table:table-cell>
          <table:table-cell office:value-type="float" office:value="4688800" calcext:value-type="float">
            <text:p>4688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sc_WORD_mon_day_sc,rule</text:p>
          </table:table-cell>
          <table:table-cell office:value-type="float" office:value="19505408" calcext:value-type="float">
            <text:p>195054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sc_WORD_year,rule</text:p>
          </table:table-cell>
          <table:table-cell office:value-type="float" office:value="6095440" calcext:value-type="float">
            <text:p>6095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sc_WORD_year_sc,rule</text:p>
          </table:table-cell>
          <table:table-cell office:value-type="float" office:value="6095440" calcext:value-type="float">
            <text:p>6095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sc_year_WORD,rule</text:p>
          </table:table-cell>
          <table:table-cell office:value-type="float" office:value="7619300" calcext:value-type="float">
            <text:p>7619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2sc_dd,rule</text:p>
          </table:table-cell>
          <table:table-cell office:value-type="float" office:value="8217122" calcext:value-type="float">
            <text:p>821712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day_dd_mon,rule</text:p>
          </table:table-cell>
          <table:table-cell office:value-type="float" office:value="487646922" calcext:value-type="float">
            <text:p>48764692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day_mon,rule</text:p>
          </table:table-cell>
          <table:table-cell office:value-type="float" office:value="4899796" calcext:value-type="float">
            <text:p>489979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day_mon_dd,rule</text:p>
          </table:table-cell>
          <table:table-cell office:value-type="float" office:value="428134328" calcext:value-type="float">
            <text:p>4281343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day_mon_sc,rule</text:p>
          </table:table-cell>
          <table:table-cell office:value-type="float" office:value="29328444" calcext:value-type="float">
            <text:p>2932844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day_mon_year,rule</text:p>
          </table:table-cell>
          <table:table-cell office:value-type="float" office:value="218029200" calcext:value-type="float">
            <text:p>218029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dd,rule</text:p>
          </table:table-cell>
          <table:table-cell office:value-type="float" office:value="1172200" calcext:value-type="float">
            <text:p>1172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ddd,rule</text:p>
          </table:table-cell>
          <table:table-cell office:value-type="float" office:value="11722000" calcext:value-type="float">
            <text:p>1172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dddd,rule</text:p>
          </table:table-cell>
          <table:table-cell office:value-type="float" office:value="117220000" calcext:value-type="float">
            <text:p>11722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ddd_sc,rule</text:p>
          </table:table-cell>
          <table:table-cell office:value-type="float" office:value="82065722" calcext:value-type="float">
            <text:p>8206572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dd_2sc,rule</text:p>
          </table:table-cell>
          <table:table-cell office:value-type="float" office:value="8205400" calcext:value-type="float">
            <text:p>8205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dd_age,rule</text:p>
          </table:table-cell>
          <table:table-cell office:value-type="float" office:value="13128640" calcext:value-type="float">
            <text:p>131286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dd_age_sc,rule</text:p>
          </table:table-cell>
          <table:table-cell office:value-type="float" office:value="78701508" calcext:value-type="float">
            <text:p>787015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dd_sc,rule</text:p>
          </table:table-cell>
          <table:table-cell office:value-type="float" office:value="8217122" calcext:value-type="float">
            <text:p>821712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mon_dd,rule</text:p>
          </table:table-cell>
          <table:table-cell office:value-type="float" office:value="15250322" calcext:value-type="float">
            <text:p>1525032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mon_dd_sc,rule</text:p>
          </table:table-cell>
          <table:table-cell office:value-type="float" office:value="91431600" calcext:value-type="float">
            <text:p>91431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pd,rule</text:p>
          </table:table-cell>
          <table:table-cell office:value-type="float" office:value="808818" calcext:value-type="float">
            <text:p>80881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sc_dd,rule</text:p>
          </table:table-cell>
          <table:table-cell office:value-type="float" office:value="7033200" calcext:value-type="float">
            <text:p>7033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sc_year,rule</text:p>
          </table:table-cell>
          <table:table-cell office:value-type="float" office:value="5638282" calcext:value-type="float">
            <text:p>563828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year,rule</text:p>
          </table:table-cell>
          <table:table-cell office:value-type="float" office:value="1523860" calcext:value-type="float">
            <text:p>15238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year_mon,rule</text:p>
          </table:table-cell>
          <table:table-cell office:value-type="float" office:value="11264842" calcext:value-type="float">
            <text:p>1126484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year_sc,rule</text:p>
          </table:table-cell>
          <table:table-cell office:value-type="float" office:value="50170160" calcext:value-type="float">
            <text:p>501701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year_sc_WORD,rule</text:p>
          </table:table-cell>
          <table:table-cell office:value-type="float" office:value="7619300" calcext:value-type="float">
            <text:p>7619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year_WORD,rule</text:p>
          </table:table-cell>
          <table:table-cell office:value-type="float" office:value="1523860" calcext:value-type="float">
            <text:p>15238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year_WORD_sc,rule</text:p>
          </table:table-cell>
          <table:table-cell office:value-type="float" office:value="6095440" calcext:value-type="float">
            <text:p>6095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1-0_sc_wORD,rule</text:p>
          </table:table-cell>
          <table:table-cell office:value-type="float" office:value="480602" calcext:value-type="float">
            <text:p>48060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1-0_wORD,rule</text:p>
          </table:table-cell>
          <table:table-cell office:value-type="float" office:value="117220" calcext:value-type="float">
            <text:p>117220</text:p>
          </table:table-cell>
          <table:table-cell office:value-type="float" office:value="5.30783962103815" calcext:value-type="float">
            <text:p>5,31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day_cc_wORD,rule</text:p>
          </table:table-cell>
          <table:table-cell office:value-type="float" office:value="363382" calcext:value-type="float">
            <text:p>36338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day_dd_wORD,rule</text:p>
          </table:table-cell>
          <table:table-cell office:value-type="float" office:value="36338200" calcext:value-type="float">
            <text:p>36338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day_mon_dd_wORD,rule</text:p>
          </table:table-cell>
          <table:table-cell office:value-type="float" office:value="428134328" calcext:value-type="float">
            <text:p>4281343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day_wORD,rule</text:p>
          </table:table-cell>
          <table:table-cell office:value-type="float" office:value="363382" calcext:value-type="float">
            <text:p>36338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day_wORD_dd,rule</text:p>
          </table:table-cell>
          <table:table-cell office:value-type="float" office:value="36338200" calcext:value-type="float">
            <text:p>36338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day_wORD_sc,rule</text:p>
          </table:table-cell>
          <table:table-cell office:value-type="float" office:value="1816910" calcext:value-type="float">
            <text:p>18169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day_wORD_year,rule</text:p>
          </table:table-cell>
          <table:table-cell office:value-type="float" office:value="60251080" calcext:value-type="float">
            <text:p>60251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dddd_wORD,rule</text:p>
          </table:table-cell>
          <table:table-cell office:value-type="float" office:value="117220000" calcext:value-type="float">
            <text:p>11722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ddd_wORD,rule</text:p>
          </table:table-cell>
          <table:table-cell office:value-type="float" office:value="11722000" calcext:value-type="float">
            <text:p>1172200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dd_wORD,rule</text:p>
          </table:table-cell>
          <table:table-cell office:value-type="float" office:value="1172200" calcext:value-type="float">
            <text:p>1172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d_sc_wORD,rule</text:p>
          </table:table-cell>
          <table:table-cell office:value-type="float" office:value="586100" calcext:value-type="float">
            <text:p>586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d_wORD,rule</text:p>
          </table:table-cell>
          <table:table-cell office:value-type="float" office:value="117220" calcext:value-type="float">
            <text:p>1172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sc_dddd_wORD,rule</text:p>
          </table:table-cell>
          <table:table-cell office:value-type="float" office:value="586100000" calcext:value-type="float">
            <text:p>5861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sc_dd_wORD,rule</text:p>
          </table:table-cell>
          <table:table-cell office:value-type="float" office:value="5861000" calcext:value-type="float">
            <text:p>586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sc_wORD_d,rule</text:p>
          </table:table-cell>
          <table:table-cell office:value-type="float" office:value="468880" calcext:value-type="float">
            <text:p>4688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sc_wORD_dd_mon_sc,rule</text:p>
          </table:table-cell>
          <table:table-cell office:value-type="float" office:value="60954400" calcext:value-type="float">
            <text:p>60954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sc_wORD_dd_sc,rule</text:p>
          </table:table-cell>
          <table:table-cell office:value-type="float" office:value="4688800" calcext:value-type="float">
            <text:p>4688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sc_wORD_mon_day_sc,rule</text:p>
          </table:table-cell>
          <table:table-cell office:value-type="float" office:value="19505408" calcext:value-type="float">
            <text:p>195054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sc_wORD_year,rule</text:p>
          </table:table-cell>
          <table:table-cell office:value-type="float" office:value="6095440" calcext:value-type="float">
            <text:p>6095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sc_wORD_year_sc,rule</text:p>
          </table:table-cell>
          <table:table-cell office:value-type="float" office:value="6095440" calcext:value-type="float">
            <text:p>6095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sc_year_wORD,rule</text:p>
          </table:table-cell>
          <table:table-cell office:value-type="float" office:value="7619300" calcext:value-type="float">
            <text:p>7619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2sc_dd,rule</text:p>
          </table:table-cell>
          <table:table-cell office:value-type="float" office:value="8217122" calcext:value-type="float">
            <text:p>821712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day_dd_mon,rule</text:p>
          </table:table-cell>
          <table:table-cell office:value-type="float" office:value="487646922" calcext:value-type="float">
            <text:p>48764692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day_mon,rule</text:p>
          </table:table-cell>
          <table:table-cell office:value-type="float" office:value="4899796" calcext:value-type="float">
            <text:p>489979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day_mon_dd,rule</text:p>
          </table:table-cell>
          <table:table-cell office:value-type="float" office:value="428134328" calcext:value-type="float">
            <text:p>4281343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day_mon_sc,rule</text:p>
          </table:table-cell>
          <table:table-cell office:value-type="float" office:value="29328444" calcext:value-type="float">
            <text:p>2932844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day_mon_year,rule</text:p>
          </table:table-cell>
          <table:table-cell office:value-type="float" office:value="218029200" calcext:value-type="float">
            <text:p>218029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dd,rule</text:p>
          </table:table-cell>
          <table:table-cell office:value-type="float" office:value="1172200" calcext:value-type="float">
            <text:p>1172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ddd,rule</text:p>
          </table:table-cell>
          <table:table-cell office:value-type="float" office:value="11722000" calcext:value-type="float">
            <text:p>1172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dddd,rule</text:p>
          </table:table-cell>
          <table:table-cell office:value-type="float" office:value="117220000" calcext:value-type="float">
            <text:p>11722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ddd_sc,rule</text:p>
          </table:table-cell>
          <table:table-cell office:value-type="float" office:value="82065722" calcext:value-type="float">
            <text:p>8206572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dd_2sc,rule</text:p>
          </table:table-cell>
          <table:table-cell office:value-type="float" office:value="8205400" calcext:value-type="float">
            <text:p>8205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dd_age,rule</text:p>
          </table:table-cell>
          <table:table-cell office:value-type="float" office:value="13128640" calcext:value-type="float">
            <text:p>131286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dd_age_sc,rule</text:p>
          </table:table-cell>
          <table:table-cell office:value-type="float" office:value="78701508" calcext:value-type="float">
            <text:p>787015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dd_sc,rule</text:p>
          </table:table-cell>
          <table:table-cell office:value-type="float" office:value="8217122" calcext:value-type="float">
            <text:p>821712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mon_dd,rule</text:p>
          </table:table-cell>
          <table:table-cell office:value-type="float" office:value="15250322" calcext:value-type="float">
            <text:p>1525032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mon_dd_sc,rule</text:p>
          </table:table-cell>
          <table:table-cell office:value-type="float" office:value="91431600" calcext:value-type="float">
            <text:p>91431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pd,rule</text:p>
          </table:table-cell>
          <table:table-cell office:value-type="float" office:value="808818" calcext:value-type="float">
            <text:p>80881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sc_dd,rule</text:p>
          </table:table-cell>
          <table:table-cell office:value-type="float" office:value="7033200" calcext:value-type="float">
            <text:p>7033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sc_year,rule</text:p>
          </table:table-cell>
          <table:table-cell office:value-type="float" office:value="5638282" calcext:value-type="float">
            <text:p>563828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year,rule</text:p>
          </table:table-cell>
          <table:table-cell office:value-type="float" office:value="1523860" calcext:value-type="float">
            <text:p>15238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year_mon,rule</text:p>
          </table:table-cell>
          <table:table-cell office:value-type="float" office:value="11264842" calcext:value-type="float">
            <text:p>1126484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year_sc,rule</text:p>
          </table:table-cell>
          <table:table-cell office:value-type="float" office:value="50170160" calcext:value-type="float">
            <text:p>501701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year_sc_wORD,rule</text:p>
          </table:table-cell>
          <table:table-cell office:value-type="float" office:value="7619300" calcext:value-type="float">
            <text:p>7619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year_wORD,rule</text:p>
          </table:table-cell>
          <table:table-cell office:value-type="float" office:value="1523860" calcext:value-type="float">
            <text:p>15238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year_wORD_sc,rule</text:p>
          </table:table-cell>
          <table:table-cell office:value-type="float" office:value="6095440" calcext:value-type="float">
            <text:p>6095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1-0_sc_Word,rule</text:p>
          </table:table-cell>
          <table:table-cell office:value-type="float" office:value="480602" calcext:value-type="float">
            <text:p>48060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1-0_Word,rule</text:p>
          </table:table-cell>
          <table:table-cell office:value-type="float" office:value="117220" calcext:value-type="float">
            <text:p>11722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day_cc_Word,rule</text:p>
          </table:table-cell>
          <table:table-cell office:value-type="float" office:value="363382" calcext:value-type="float">
            <text:p>36338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day_dd_Word,rule</text:p>
          </table:table-cell>
          <table:table-cell office:value-type="float" office:value="36338200" calcext:value-type="float">
            <text:p>36338200</text:p>
          </table:table-cell>
          <table:table-cell office:value-type="float" office:value="4.42172312641851" calcext:value-type="float">
            <text:p>4,42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day_mon_dd_Word,rule</text:p>
          </table:table-cell>
          <table:table-cell office:value-type="float" office:value="428134328" calcext:value-type="float">
            <text:p>4281343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day_Word,rule</text:p>
          </table:table-cell>
          <table:table-cell office:value-type="float" office:value="363382" calcext:value-type="float">
            <text:p>36338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day_Word_dd,rule</text:p>
          </table:table-cell>
          <table:table-cell office:value-type="float" office:value="36338200" calcext:value-type="float">
            <text:p>36338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day_Word_sc,rule</text:p>
          </table:table-cell>
          <table:table-cell office:value-type="float" office:value="1816910" calcext:value-type="float">
            <text:p>18169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day_Word_year,rule</text:p>
          </table:table-cell>
          <table:table-cell office:value-type="float" office:value="60251080" calcext:value-type="float">
            <text:p>60251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dddd_Word,rule</text:p>
          </table:table-cell>
          <table:table-cell office:value-type="float" office:value="117220000" calcext:value-type="float">
            <text:p>11722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ddd_Word,rule</text:p>
          </table:table-cell>
          <table:table-cell office:value-type="float" office:value="11722000" calcext:value-type="float">
            <text:p>1172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dd_Word,rule</text:p>
          </table:table-cell>
          <table:table-cell office:value-type="float" office:value="1172200" calcext:value-type="float">
            <text:p>1172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d_sc_Word,rule</text:p>
          </table:table-cell>
          <table:table-cell office:value-type="float" office:value="586100" calcext:value-type="float">
            <text:p>586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d_Word,rule</text:p>
          </table:table-cell>
          <table:table-cell office:value-type="float" office:value="117220" calcext:value-type="float">
            <text:p>1172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sc_dddd_Word,rule</text:p>
          </table:table-cell>
          <table:table-cell office:value-type="float" office:value="586100000" calcext:value-type="float">
            <text:p>5861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sc_dd_Word,rule</text:p>
          </table:table-cell>
          <table:table-cell office:value-type="float" office:value="5861000" calcext:value-type="float">
            <text:p>586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sc_Word_d,rule</text:p>
          </table:table-cell>
          <table:table-cell office:value-type="float" office:value="468880" calcext:value-type="float">
            <text:p>4688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sc_Word_dd_mon_sc,rule</text:p>
          </table:table-cell>
          <table:table-cell office:value-type="float" office:value="60954400" calcext:value-type="float">
            <text:p>60954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sc_Word_dd_sc,rule</text:p>
          </table:table-cell>
          <table:table-cell office:value-type="float" office:value="4688800" calcext:value-type="float">
            <text:p>4688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sc_Word_mon_day_sc,rule</text:p>
          </table:table-cell>
          <table:table-cell office:value-type="float" office:value="19505408" calcext:value-type="float">
            <text:p>195054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sc_Word_year,rule</text:p>
          </table:table-cell>
          <table:table-cell office:value-type="float" office:value="6095440" calcext:value-type="float">
            <text:p>6095440</text:p>
          </table:table-cell>
          <table:table-cell office:value-type="float" office:value="5.35038828607379" calcext:value-type="float">
            <text:p>5,35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sc_Word_year_sc,rule</text:p>
          </table:table-cell>
          <table:table-cell office:value-type="float" office:value="6095440" calcext:value-type="float">
            <text:p>6095440</text:p>
          </table:table-cell>
          <table:table-cell office:value-type="float" office:value="4.42172312641851" calcext:value-type="float">
            <text:p>4,42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sc_year_Word,rule</text:p>
          </table:table-cell>
          <table:table-cell office:value-type="float" office:value="7619300" calcext:value-type="float">
            <text:p>7619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2sc_dd,rule</text:p>
          </table:table-cell>
          <table:table-cell office:value-type="float" office:value="8217122" calcext:value-type="float">
            <text:p>821712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day_dd_mon,rule</text:p>
          </table:table-cell>
          <table:table-cell office:value-type="float" office:value="487646922" calcext:value-type="float">
            <text:p>48764692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day_mon,rule</text:p>
          </table:table-cell>
          <table:table-cell office:value-type="float" office:value="4899796" calcext:value-type="float">
            <text:p>4899796</text:p>
          </table:table-cell>
          <table:table-cell office:value-type="float" office:value="20.6227503931328" calcext:value-type="float">
            <text:p>20,62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day_mon_dd,rule</text:p>
          </table:table-cell>
          <table:table-cell office:value-type="float" office:value="428134328" calcext:value-type="float">
            <text:p>428134328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day_mon_sc,rule</text:p>
          </table:table-cell>
          <table:table-cell office:value-type="float" office:value="29328444" calcext:value-type="float">
            <text:p>2932844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day_mon_year,rule</text:p>
          </table:table-cell>
          <table:table-cell office:value-type="float" office:value="218029200" calcext:value-type="float">
            <text:p>218029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dd,rule</text:p>
          </table:table-cell>
          <table:table-cell office:value-type="float" office:value="1172200" calcext:value-type="float">
            <text:p>1172200</text:p>
          </table:table-cell>
          <table:table-cell office:value-type="float" office:value="15.0586251383169" calcext:value-type="float">
            <text:p>15,0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ddd,rule</text:p>
          </table:table-cell>
          <table:table-cell office:value-type="float" office:value="11722000" calcext:value-type="float">
            <text:p>11722000</text:p>
          </table:table-cell>
          <table:table-cell office:value-type="float" office:value="15.2427402225443" calcext:value-type="float">
            <text:p>15,24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dddd,rule</text:p>
          </table:table-cell>
          <table:table-cell office:value-type="float" office:value="117220000" calcext:value-type="float">
            <text:p>117220000</text:p>
          </table:table-cell>
          <table:table-cell office:value-type="float" office:value="12.512220189135" calcext:value-type="float">
            <text:p>12,51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ddd_sc,rule</text:p>
          </table:table-cell>
          <table:table-cell office:value-type="float" office:value="82065722" calcext:value-type="float">
            <text:p>8206572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dd_2sc,rule</text:p>
          </table:table-cell>
          <table:table-cell office:value-type="float" office:value="8205400" calcext:value-type="float">
            <text:p>8205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dd_age,rule</text:p>
          </table:table-cell>
          <table:table-cell office:value-type="float" office:value="13128640" calcext:value-type="float">
            <text:p>131286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dd_age_sc,rule</text:p>
          </table:table-cell>
          <table:table-cell office:value-type="float" office:value="78701508" calcext:value-type="float">
            <text:p>787015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dd_sc,rule</text:p>
          </table:table-cell>
          <table:table-cell office:value-type="float" office:value="8217122" calcext:value-type="float">
            <text:p>8217122</text:p>
          </table:table-cell>
          <table:table-cell office:value-type="float" office:value="6.03116692664394" calcext:value-type="float">
            <text:p>6,03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mon_dd,rule</text:p>
          </table:table-cell>
          <table:table-cell office:value-type="float" office:value="15250322" calcext:value-type="float">
            <text:p>15250322</text:p>
          </table:table-cell>
          <table:table-cell office:value-type="float" office:value="9.93490060150615" calcext:value-type="float">
            <text:p>9,93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mon_dd_sc,rule</text:p>
          </table:table-cell>
          <table:table-cell office:value-type="float" office:value="91431600" calcext:value-type="float">
            <text:p>91431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pd,rule</text:p>
          </table:table-cell>
          <table:table-cell office:value-type="float" office:value="808818" calcext:value-type="float">
            <text:p>808818</text:p>
          </table:table-cell>
          <table:table-cell office:value-type="float" office:value="13.7535369462971" calcext:value-type="float">
            <text:p>13,75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sc_dd,rule</text:p>
          </table:table-cell>
          <table:table-cell office:value-type="float" office:value="7033200" calcext:value-type="float">
            <text:p>7033200</text:p>
          </table:table-cell>
          <table:table-cell office:value-type="float" office:value="5.1450504320243" calcext:value-type="float">
            <text:p>5,15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sc_year,rule</text:p>
          </table:table-cell>
          <table:table-cell office:value-type="float" office:value="5638282" calcext:value-type="float">
            <text:p>563828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year,rule</text:p>
          </table:table-cell>
          <table:table-cell office:value-type="float" office:value="1523860" calcext:value-type="float">
            <text:p>1523860</text:p>
          </table:table-cell>
          <table:table-cell office:value-type="float" office:value="28.3973840793157" calcext:value-type="float">
            <text:p>28,4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year_mon,rule</text:p>
          </table:table-cell>
          <table:table-cell office:value-type="float" office:value="11264842" calcext:value-type="float">
            <text:p>1126484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year_sc,rule</text:p>
          </table:table-cell>
          <table:table-cell office:value-type="float" office:value="50170160" calcext:value-type="float">
            <text:p>501701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year_sc_Word,rule</text:p>
          </table:table-cell>
          <table:table-cell office:value-type="float" office:value="7619300" calcext:value-type="float">
            <text:p>7619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year_Word,rule</text:p>
          </table:table-cell>
          <table:table-cell office:value-type="float" office:value="1523860" calcext:value-type="float">
            <text:p>1523860</text:p>
          </table:table-cell>
          <table:table-cell office:value-type="float" office:value="5.1450504320243" calcext:value-type="float">
            <text:p>5,15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year_Word_sc,rule</text:p>
          </table:table-cell>
          <table:table-cell office:value-type="float" office:value="6095440" calcext:value-type="float">
            <text:p>6095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1-0_sc_word,rule</text:p>
          </table:table-cell>
          <table:table-cell office:value-type="float" office:value="480602" calcext:value-type="float">
            <text:p>480602</text:p>
          </table:table-cell>
          <table:table-cell office:value-type="float" office:value="6.43850459745545" calcext:value-type="float">
            <text:p>6,44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1-0_word,rule</text:p>
          </table:table-cell>
          <table:table-cell office:value-type="float" office:value="117220" calcext:value-type="float">
            <text:p>1172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day_cc_word,rule</text:p>
          </table:table-cell>
          <table:table-cell office:value-type="float" office:value="363382" calcext:value-type="float">
            <text:p>36338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day_dd_word,rule</text:p>
          </table:table-cell>
          <table:table-cell office:value-type="float" office:value="36338200" calcext:value-type="float">
            <text:p>36338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day_mon_dd_word,rule</text:p>
          </table:table-cell>
          <table:table-cell office:value-type="float" office:value="428134328" calcext:value-type="float">
            <text:p>4281343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day_word,rule</text:p>
          </table:table-cell>
          <table:table-cell office:value-type="float" office:value="363382" calcext:value-type="float">
            <text:p>36338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day_word_dd,rule</text:p>
          </table:table-cell>
          <table:table-cell office:value-type="float" office:value="36338200" calcext:value-type="float">
            <text:p>36338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day_word_sc,rule</text:p>
          </table:table-cell>
          <table:table-cell office:value-type="float" office:value="1816910" calcext:value-type="float">
            <text:p>18169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day_word_year,rule</text:p>
          </table:table-cell>
          <table:table-cell office:value-type="float" office:value="60251080" calcext:value-type="float">
            <text:p>60251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dddd_word,rule</text:p>
          </table:table-cell>
          <table:table-cell office:value-type="float" office:value="117220000" calcext:value-type="float">
            <text:p>11722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ddd_word,rule</text:p>
          </table:table-cell>
          <table:table-cell office:value-type="float" office:value="11722000" calcext:value-type="float">
            <text:p>1172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dd_word,rule</text:p>
          </table:table-cell>
          <table:table-cell office:value-type="float" office:value="1172200" calcext:value-type="float">
            <text:p>1172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d_sc_word,rule</text:p>
          </table:table-cell>
          <table:table-cell office:value-type="float" office:value="586100" calcext:value-type="float">
            <text:p>586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d_word,rule</text:p>
          </table:table-cell>
          <table:table-cell office:value-type="float" office:value="117220" calcext:value-type="float">
            <text:p>1172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sc_dddd_word,rule</text:p>
          </table:table-cell>
          <table:table-cell office:value-type="float" office:value="586100000" calcext:value-type="float">
            <text:p>5861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sc_dd_word,rule</text:p>
          </table:table-cell>
          <table:table-cell office:value-type="float" office:value="5861000" calcext:value-type="float">
            <text:p>586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sc_word_d,rule</text:p>
          </table:table-cell>
          <table:table-cell office:value-type="float" office:value="468880" calcext:value-type="float">
            <text:p>4688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sc_word_dd_mon_sc,rule</text:p>
          </table:table-cell>
          <table:table-cell office:value-type="float" office:value="60954400" calcext:value-type="float">
            <text:p>60954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sc_word_dd_sc,rule</text:p>
          </table:table-cell>
          <table:table-cell office:value-type="float" office:value="4688800" calcext:value-type="float">
            <text:p>4688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sc_word_mon_day_sc,rule</text:p>
          </table:table-cell>
          <table:table-cell office:value-type="float" office:value="19505408" calcext:value-type="float">
            <text:p>195054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sc_word_year,rule</text:p>
          </table:table-cell>
          <table:table-cell office:value-type="float" office:value="6095440" calcext:value-type="float">
            <text:p>609544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sc_word_year_sc,rule</text:p>
          </table:table-cell>
          <table:table-cell office:value-type="float" office:value="6095440" calcext:value-type="float">
            <text:p>609544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sc_year_word,rule</text:p>
          </table:table-cell>
          <table:table-cell office:value-type="float" office:value="7619300" calcext:value-type="float">
            <text:p>7619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2sc_dd,rule</text:p>
          </table:table-cell>
          <table:table-cell office:value-type="float" office:value="8217122" calcext:value-type="float">
            <text:p>821712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day_dd_mon,rule</text:p>
          </table:table-cell>
          <table:table-cell office:value-type="float" office:value="487646922" calcext:value-type="float">
            <text:p>48764692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day_mon,rule</text:p>
          </table:table-cell>
          <table:table-cell office:value-type="float" office:value="4899796" calcext:value-type="float">
            <text:p>4899796</text:p>
          </table:table-cell>
          <table:table-cell office:value-type="float" office:value="4.98226124301044" calcext:value-type="float">
            <text:p>4,98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day_mon_dd,rule</text:p>
          </table:table-cell>
          <table:table-cell office:value-type="float" office:value="428134328" calcext:value-type="float">
            <text:p>4281343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day_mon_sc,rule</text:p>
          </table:table-cell>
          <table:table-cell office:value-type="float" office:value="29328444" calcext:value-type="float">
            <text:p>29328444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day_mon_year,rule</text:p>
          </table:table-cell>
          <table:table-cell office:value-type="float" office:value="218029200" calcext:value-type="float">
            <text:p>218029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dd,rule</text:p>
          </table:table-cell>
          <table:table-cell office:value-type="float" office:value="1172200" calcext:value-type="float">
            <text:p>1172200</text:p>
          </table:table-cell>
          <table:table-cell office:value-type="float" office:value="4.98226124301044" calcext:value-type="float">
            <text:p>4,98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ddd,rule</text:p>
          </table:table-cell>
          <table:table-cell office:value-type="float" office:value="11722000" calcext:value-type="float">
            <text:p>11722000</text:p>
          </table:table-cell>
          <table:table-cell office:value-type="float" office:value="4.98226124301044" calcext:value-type="float">
            <text:p>4,98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dddd,rule</text:p>
          </table:table-cell>
          <table:table-cell office:value-type="float" office:value="117220000" calcext:value-type="float">
            <text:p>11722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ddd_sc,rule</text:p>
          </table:table-cell>
          <table:table-cell office:value-type="float" office:value="82065722" calcext:value-type="float">
            <text:p>82065722</text:p>
          </table:table-cell>
          <table:table-cell office:value-type="float" office:value="5.30783962103815" calcext:value-type="float">
            <text:p>5,31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dd_2sc,rule</text:p>
          </table:table-cell>
          <table:table-cell office:value-type="float" office:value="8205400" calcext:value-type="float">
            <text:p>820540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dd_age,rule</text:p>
          </table:table-cell>
          <table:table-cell office:value-type="float" office:value="13128640" calcext:value-type="float">
            <text:p>131286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dd_age_sc,rule</text:p>
          </table:table-cell>
          <table:table-cell office:value-type="float" office:value="78701508" calcext:value-type="float">
            <text:p>787015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dd_sc,rule</text:p>
          </table:table-cell>
          <table:table-cell office:value-type="float" office:value="8217122" calcext:value-type="float">
            <text:p>821712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mon_dd,rule</text:p>
          </table:table-cell>
          <table:table-cell office:value-type="float" office:value="15250322" calcext:value-type="float">
            <text:p>1525032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mon_dd_sc,rule</text:p>
          </table:table-cell>
          <table:table-cell office:value-type="float" office:value="91431600" calcext:value-type="float">
            <text:p>91431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pd,rule</text:p>
          </table:table-cell>
          <table:table-cell office:value-type="float" office:value="808818" calcext:value-type="float">
            <text:p>808818</text:p>
          </table:table-cell>
          <table:table-cell office:value-type="float" office:value="4.98226124301044" calcext:value-type="float">
            <text:p>4,98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sc_dd,rule</text:p>
          </table:table-cell>
          <table:table-cell office:value-type="float" office:value="7033200" calcext:value-type="float">
            <text:p>7033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sc_year,rule</text:p>
          </table:table-cell>
          <table:table-cell office:value-type="float" office:value="5638282" calcext:value-type="float">
            <text:p>5638282</text:p>
          </table:table-cell>
          <table:table-cell office:value-type="float" office:value="6.79704289728536" calcext:value-type="float">
            <text:p>6,8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year,rule</text:p>
          </table:table-cell>
          <table:table-cell office:value-type="float" office:value="1523860" calcext:value-type="float">
            <text:p>1523860</text:p>
          </table:table-cell>
          <table:table-cell office:value-type="float" office:value="6.10333747619429" calcext:value-type="float">
            <text:p>6,1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year_mon,rule</text:p>
          </table:table-cell>
          <table:table-cell office:value-type="float" office:value="11264842" calcext:value-type="float">
            <text:p>1126484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word_year_sc,rule</text:p>
          </table:table-cell>
          <table:table-cell office:value-type="float" office:value="50170160" calcext:value-type="float">
            <text:p>501701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year_sc_word,rule</text:p>
          </table:table-cell>
          <table:table-cell office:value-type="float" office:value="7619300" calcext:value-type="float">
            <text:p>7619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year_word,rule</text:p>
          </table:table-cell>
          <table:table-cell office:value-type="float" office:value="1523860" calcext:value-type="float">
            <text:p>15238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,dic</text:p>
          </table:table-cell>
          <table:table-cell office:value-type="string" calcext:value-type="string">
            <text:p>year_word_sc,rule</text:p>
          </table:table-cell>
          <table:table-cell office:value-type="float" office:value="6095440" calcext:value-type="float">
            <text:p>6095440</text:p>
          </table:table-cell>
          <table:table-cell office:value-type="float" office:value="3.86118500982658" calcext:value-type="float">
            <text:p>3,8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.00.0000</text:date>, <text:time style:data-style-name="N2" text:time-value="19:21:13.7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5S</meta:editing-duration>
    <meta:editing-cycles>3</meta:editing-cycles>
    <meta:generator>LibreOffice/5.2.0.4$Windows_x86 LibreOffice_project/066b007f5ebcc236395c7d282ba488bca6720265</meta:generator>
    <dc:date>2016-08-13T19:21:56.643000000</dc:date>
    <meta:document-statistic meta:table-count="3" meta:cell-count="772" meta:object-count="0"/>
    <meta:user-defined meta:name="Info 1"/>
    <meta:user-defined meta:name="Info 2"/>
    <meta:user-defined meta:name="Info 3"/>
    <meta:user-defined meta:name="Info 4"/>
  </office:meta>
</office:document-meta>
</file>